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Menlo" svg:font-family="Menlo, Monaco, Consolas, 'Courier New', monospace"/>
    <style:font-face style:name="Montserrat Regular" svg:font-family="'Montserrat Regular', Aria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339cm" table:align="left" fo:background-color="#ffffff">
        <style:background-image/>
      </style:table-properties>
    </style:style>
    <style:style style:name="Table1.A" style:family="table-column">
      <style:table-column-properties style:column-width="2.3cm"/>
    </style:style>
    <style:style style:name="Table1.B" style:family="table-column">
      <style:table-column-properties style:column-width="3.508cm"/>
    </style:style>
    <style:style style:name="Table1.C" style:family="table-column">
      <style:table-column-properties style:column-width="9.53cm"/>
    </style:style>
    <style:style style:name="Table1.A1" style:family="table-cell">
      <style:table-cell-properties style:vertical-align="middle" fo:padding-left="0.049cm" fo:padding-right="0.049cm" fo:padding-top="0.049cm" fo:padding-bottom="0cm" fo:border-left="0.05pt solid #dbdbdb" fo:border-right="0.05pt solid #dbdbdb" fo:border-top="0.05pt solid #dbdbdb" fo:border-bottom="none"/>
    </style:style>
    <style:style style:name="P1" style:family="paragraph" style:parent-style-name="Standard">
      <style:text-properties officeooo:rsid="0017905d" officeooo:paragraph-rsid="0017905d"/>
    </style:style>
    <style:style style:name="P2" style:family="paragraph" style:parent-style-name="Standard">
      <style:text-properties officeooo:rsid="00196ed4" officeooo:paragraph-rsid="00196ed4"/>
    </style:style>
    <style:style style:name="P3" style:family="paragraph" style:parent-style-name="Standard">
      <style:text-properties officeooo:rsid="001a9798" officeooo:paragraph-rsid="001a9798"/>
    </style:style>
    <style:style style:name="P4" style:family="paragraph" style:parent-style-name="Standard">
      <style:text-properties fo:font-variant="normal" fo:text-transform="none" fo:color="#24292e" style:font-name="apple-system" fo:font-size="10.5pt" fo:letter-spacing="normal" fo:font-style="normal" fo:font-weight="normal" officeooo:rsid="0017905d" officeooo:paragraph-rsid="0017905d"/>
    </style:style>
    <style:style style:name="P5" style:family="paragraph" style:parent-style-name="Standard">
      <style:text-properties fo:font-variant="normal" fo:text-transform="none" fo:color="#24292e" style:font-name="apple-system" fo:font-size="10.5pt" fo:letter-spacing="normal" fo:font-style="normal" fo:font-weight="normal" officeooo:rsid="001ce044" officeooo:paragraph-rsid="001ce044"/>
    </style:style>
    <style:style style:name="P6" style:family="paragraph" style:parent-style-name="Standard">
      <style:text-properties fo:font-variant="normal" fo:text-transform="none" fo:color="#24292e" style:font-name="apple-system" fo:font-size="10.5pt" fo:letter-spacing="normal" fo:font-style="normal" fo:font-weight="normal" officeooo:rsid="001ce044" officeooo:paragraph-rsid="0020b0c5"/>
    </style:style>
    <style:style style:name="P7" style:family="paragraph" style:parent-style-name="Standard">
      <style:text-properties officeooo:rsid="001ce044" officeooo:paragraph-rsid="001ce044"/>
    </style:style>
    <style:style style:name="P8" style:family="paragraph" style:parent-style-name="Standard">
      <style:text-properties officeooo:rsid="002169f3" officeooo:paragraph-rsid="002169f3"/>
    </style:style>
    <style:style style:name="P9" style:family="paragraph" style:parent-style-name="Preformatted_20_Text">
      <style:text-properties officeooo:rsid="00196ed4" officeooo:paragraph-rsid="00196ed4"/>
    </style:style>
    <style:style style:name="P10" style:family="paragraph" style:parent-style-name="Preformatted_20_Text">
      <style:paragraph-properties fo:margin-top="0cm" fo:margin-bottom="0.265cm" loext:contextual-spacing="false" fo:line-height="142%" fo:orphans="2" fo:widows="2" fo:padding="0.238cm" fo:border="0.06pt solid #cccccc"/>
    </style:style>
    <style:style style:name="P11" style:family="paragraph" style:parent-style-name="Standard">
      <style:text-properties fo:font-variant="normal" fo:text-transform="none" fo:color="#4d4d4d" style:font-name="Montserrat Regular" fo:font-size="14pt" fo:letter-spacing="normal" fo:font-style="normal" fo:font-weight="normal" officeooo:rsid="00196ed4" officeooo:paragraph-rsid="00196ed4"/>
    </style:style>
    <style:style style:name="P12" style:family="paragraph" style:parent-style-name="Standard">
      <style:text-properties fo:font-variant="normal" fo:text-transform="none" fo:color="#4d4d4d" style:font-name="Montserrat Regular" fo:font-size="14pt" fo:letter-spacing="normal" fo:font-style="normal" fo:font-weight="normal" officeooo:paragraph-rsid="0021a2d4"/>
    </style:style>
    <style:style style:name="P13" style:family="paragraph" style:parent-style-name="Standard">
      <style:text-properties fo:font-variant="normal" fo:text-transform="none" fo:color="#24292e" style:font-name="apple-system" fo:font-size="10.5pt" fo:letter-spacing="normal" fo:font-style="normal" fo:font-weight="normal" officeooo:rsid="001ce044" officeooo:paragraph-rsid="0020b0c5"/>
    </style:style>
    <style:style style:name="P14" style:family="paragraph" style:parent-style-name="Standard">
      <style:text-properties fo:font-variant="normal" fo:text-transform="none" fo:color="#24292e" style:font-name="apple-system" fo:font-size="10.5pt" fo:letter-spacing="normal" fo:font-style="normal" fo:font-weight="normal" officeooo:rsid="001ce044" officeooo:paragraph-rsid="00220319"/>
    </style:style>
    <style:style style:name="P15" style:family="paragraph" style:parent-style-name="Standard">
      <style:paragraph-properties>
        <style:tab-stops>
          <style:tab-stop style:position="2.54cm"/>
        </style:tab-stops>
      </style:paragraph-properties>
      <style:text-properties fo:font-variant="normal" fo:text-transform="none" fo:color="#24292e" style:font-name="apple-system" fo:font-size="10.5pt" fo:letter-spacing="normal" fo:font-style="normal" fo:font-weight="normal" officeooo:rsid="001ce044" officeooo:paragraph-rsid="001ce044"/>
    </style:style>
    <style:style style:name="P16" style:family="paragraph" style:parent-style-name="Standard">
      <style:text-properties fo:font-variant="normal" fo:text-transform="none" fo:color="#24292e" style:font-name="apple-system" fo:font-size="10.5pt" fo:letter-spacing="normal" fo:font-style="normal" fo:font-weight="normal" officeooo:rsid="001ce044" officeooo:paragraph-rsid="0022da68"/>
    </style:style>
    <style:style style:name="P17" style:family="paragraph" style:parent-style-name="Standard">
      <style:text-properties fo:font-variant="normal" fo:text-transform="none" fo:color="#24292e" style:font-name="apple-system" fo:font-size="10.5pt" fo:letter-spacing="normal" fo:font-style="normal" fo:font-weight="normal" officeooo:rsid="001ce044" officeooo:paragraph-rsid="00247029"/>
    </style:style>
    <style:style style:name="P18" style:family="paragraph" style:parent-style-name="Standard">
      <style:text-properties fo:font-variant="normal" fo:text-transform="none" fo:color="#24292e" style:font-name="apple-system" fo:font-size="10.5pt" fo:letter-spacing="normal" fo:font-style="normal" fo:font-weight="normal" officeooo:rsid="001ce044" officeooo:paragraph-rsid="0024b4ad"/>
    </style:style>
    <style:style style:name="P19" style:family="paragraph" style:parent-style-name="Standard">
      <style:paragraph-properties style:line-height-at-least="0.503cm"/>
      <style:text-properties fo:color="#608b4e" style:font-name="Droid Sans Mono" fo:font-size="10.5pt" fo:font-weight="normal" fo:background-color="#1e1e1e"/>
    </style:style>
    <style:style style:name="P20" style:family="paragraph" style:parent-style-name="Standard">
      <style:paragraph-properties style:line-height-at-least="0.503cm"/>
    </style:style>
    <style:style style:name="P21" style:family="paragraph" style:parent-style-name="Table_20_Contents">
      <style:paragraph-properties fo:text-align="start" style:justify-single-word="false"/>
    </style:style>
    <style:style style:name="T1" style:family="text">
      <style:text-properties fo:font-variant="normal" fo:text-transform="none" fo:color="#333333" style:font-name="Menlo" fo:font-size="9.7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880000" style:font-name="Menlo" fo:font-size="9.75pt" fo:letter-spacing="normal" fo:font-style="normal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4" style:family="text">
      <style:text-properties officeooo:rsid="001e57af"/>
    </style:style>
    <style:style style:name="T5" style:family="text">
      <style:text-properties officeooo:rsid="0020b0c5"/>
    </style:style>
    <style:style style:name="T6" style:family="text">
      <style:text-properties officeooo:rsid="0021a2d4"/>
    </style:style>
    <style:style style:name="T7" style:family="text">
      <style:text-properties officeooo:rsid="00220319"/>
    </style:style>
    <style:style style:name="T8" style:family="text">
      <style:text-properties fo:color="#608b4e" style:font-name="Droid Sans Mono" fo:background-color="#1e1e1e" loext:char-shading-value="0"/>
    </style:style>
    <style:style style:name="T9" style:family="text">
      <style:text-properties officeooo:rsid="0022da68"/>
    </style:style>
    <style:style style:name="T10" style:family="text">
      <style:text-properties fo:color="#53a1fc" style:text-underline-style="solid" style:text-underline-width="auto" style:text-underline-color="font-color"/>
    </style:style>
    <style:style style:name="T11" style:family="text">
      <style:text-properties officeooo:rsid="00247029"/>
    </style:style>
    <style:style style:name="T12" style:family="text">
      <style:text-properties officeooo:rsid="0024b4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shorten the prompt</text:p>
      <text:p text:style-name="P1">PS1='\u:\W\$ '</text:p>
      <text:p text:style-name="P1"/>
      <text:p text:style-name="P1">To delete all file/folders in a folder </text:p>
      <text:p text:style-name="P1">rm -rf * </text:p>
      <text:p text:style-name="P7">Remove a hidder folder created by root.</text:p>
      <text:p text:style-name="P7">sudo rm -rf .ethereum</text:p>
      <text:p text:style-name="P7"/>
      <text:p text:style-name="P2">Metamask- rotate soon liar bid runway fold analyst urban husband endless point guitar</text:p>
      <text:p text:style-name="P2"><text:a xlink:type="simple" xlink:href="mailto:Rambha@123" text:style-name="Internet_20_link" text:visited-style-name="Visited_20_Internet_20_Link">Rambha@123</text:a></text:p>
      <text:p text:style-name="P8">Private Key --&gt;</text:p>
      <text:p text:style-name="P11">7cc6fdd004e4e79307c4de0a168488d9e0949fc10b0d9fc58d279bcd286a64dc</text:p>
      <text:p text:style-name="P12"><text:span text:style-name="T6">Addr 1- </text:span>0x8E2256137f745D5E2B7450951b00696B9843Fee5</text:p>
      <text:p text:style-name="P11"/>
      <text:p text:style-name="P3">Install visual studio code IDE</text:p>
      <text:p text:style-name="P3"/>
      <text:p text:style-name="P9"><text:span text:style-name="Source_20_Text"><text:span text:style-name="T1">curl https://packages.microsoft.com/keys/microsoft.asc | gpg --dearmor &gt; microsoft.gpg</text:span></text:span></text:p>
      <text:p text:style-name="P10"><text:span text:style-name="Source_20_Text"><text:span text:style-name="T1">sudo mv microsoft.gpg /etc/apt/trusted.gpg.d/microsoft.gpg</text:span></text:span></text:p>
      <text:p text:style-name="P10"><text:span text:style-name="Source_20_Text"><text:span text:style-name="T1">sudo sh -c </text:span></text:span><text:span text:style-name="Source_20_Text"><text:span text:style-name="T2">'echo "deb [arch=amd64] https://packages.microsoft.com/repos/vscode stable main" &gt; /etc/apt/sources.list.d/vscode.list'</text:span></text:span></text:p>
      <text:p text:style-name="P2"/>
      <text:p text:style-name="P1"><text:span text:style-name="T3">Try adding the max gas while deploying in 2_deploy_contracts.js</text:span><text:line-break/><text:span text:style-name="T3">deployer.deploy(Cont1, {gas: 6721975, from: "0xaddr"});</text:span><text:line-break/><text:span text:style-name="T3">To get gaslimit 6721975, I used web3.eth.getBlock("pending").gasLimit.</text:span></text:p>
      <text:p text:style-name="P4"/>
      <text:p text:style-name="P4"/>
      <text:p text:style-name="P5">To connect to rinkeby</text:p>
      <text:p text:style-name="P5"/>
      <text:p text:style-name="P5">PC endpoint opened: /home/shakti/.ethereum/rinkeby/geth.ipc </text:p>
      <text:p text:style-name="P5"/>
      <text:p text:style-name="P5"><text:span text:style-name="Source_20_Text">geth –datadir=$HOME/</text:span><text:span text:style-name="Source_20_Text"><text:span text:style-name="T4">shakti/</text:span></text:span><text:span text:style-name="Source_20_Text">.ethereum/rinkeby attach ipc:$HOME/</text:span><text:span text:style-name="Source_20_Text"><text:span text:style-name="T4">shakti/</text:span></text:span><text:span text:style-name="Source_20_Text">.ethereum/rinkeby/geth.ipc console</text:span></text:p>
      <text:p text:style-name="P5"><text:span text:style-name="Source_20_Text"/></text:p>
      <text:p text:style-name="P15"><text:span text:style-name="Source_20_Text"/></text:p>
      <text:p text:style-name="P6"><text:span text:style-name="Source_20_Text"><text:span text:style-name="T5">MultiChian Install</text:span></text:span></text:p>
      <text:p text:style-name="P6"><text:span text:style-name="Source_20_Text"/></text:p>
      <text:p text:style-name="P14"><text:span text:style-name="Source_20_Text"><text:span text:style-name="T7">Mocha test code</text:span></text:span></text:p>
      <text:p text:style-name="P14"><text:span text:style-name="Source_20_Text"><text:span text:style-name="T8">/*</text:span></text:span></text:p>
      <text:p text:style-name="P19">class Car {</text:p>
      <text:p text:style-name="P19">park(){</text:p>
      <text:p text:style-name="P19">return 'stopped';</text:p>
      <text:p text:style-name="P19">}</text:p>
      <text:p text:style-name="P19">drive(){</text:p>
      <text:p text:style-name="P19">return 'vroom';</text:p>
      <text:p text:style-name="P19">}</text:p>
      <text:p text:style-name="P19">}</text:p>
      <text:p text:style-name="P20"/>
      <text:p text:style-name="P19">let car;</text:p>
      <text:p text:style-name="P19">beforeEach(() =&gt;{</text:p>
      <text:p text:style-name="P19">car = new Car();</text:p>
      <text:p text:style-name="P19"><text:soft-page-break/>});</text:p>
      <text:p text:style-name="P19">describe('Car',() =&gt; {</text:p>
      <text:p text:style-name="P19">it('can park', () =&gt;{</text:p>
      <text:p text:style-name="P19">assert.equal(car.park(), 'stopped');</text:p>
      <text:p text:style-name="P19">});</text:p>
      <text:p text:style-name="P19">it('can drive', () =&gt;{</text:p>
      <text:p text:style-name="P19">assert.equal(car.drive(),'vroom');</text:p>
      <text:p text:style-name="P19">});</text:p>
      <text:p text:style-name="P19">}); */</text:p>
      <text:p text:style-name="P14"><text:span text:style-name="Source_20_Text"/></text:p>
      <text:p text:style-name="P16"><text:span text:style-name="Source_20_Text"><text:span text:style-name="T9">Infura API – outlook registration </text:span></text:span></text:p>
      <text:p text:style-name="P16"><text:span text:style-name="Source_20_Text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1">Mainnet</text:p>
          </table:table-cell>
          <table:table-cell table:style-name="Table1.A1" office:value-type="string">
            <text:p text:style-name="P21">production network</text:p>
          </table:table-cell>
          <table:table-cell table:style-name="Table1.A1" office:value-type="string">
            <text:p text:style-name="P21"><text:a xlink:type="simple" xlink:href="https://mainnet.infura.io/cxO5OUYz90y4JhCuVTXH" text:style-name="Internet_20_link" text:visited-style-name="Visited_20_Internet_20_Link"><text:span text:style-name="T10">https://mainnet.infura.io/cxO5OUYz90y4JhCuVTXH</text:span></text:a></text:p>
          </table:table-cell>
        </table:table-row>
        <table:table-row>
          <table:table-cell table:style-name="Table1.A1" office:value-type="string">
            <text:p text:style-name="P21">Ropsten</text:p>
          </table:table-cell>
          <table:table-cell table:style-name="Table1.A1" office:value-type="string">
            <text:p text:style-name="P21">test network</text:p>
          </table:table-cell>
          <table:table-cell table:style-name="Table1.A1" office:value-type="string">
            <text:p text:style-name="P21"><text:a xlink:type="simple" xlink:href="https://ropsten.infura.io/cxO5OUYz90y4JhCuVTXH" text:style-name="Internet_20_link" text:visited-style-name="Visited_20_Internet_20_Link"><text:span text:style-name="T10">https://ropsten.infura.io/cxO5OUYz90y4JhCuVTXH</text:span></text:a></text:p>
          </table:table-cell>
        </table:table-row>
        <table:table-row>
          <table:table-cell table:style-name="Table1.A1" office:value-type="string">
            <text:p text:style-name="P21">INFURAnet</text:p>
          </table:table-cell>
          <table:table-cell table:style-name="Table1.A1" office:value-type="string">
            <text:p text:style-name="P21">test network</text:p>
          </table:table-cell>
          <table:table-cell table:style-name="Table1.A1" office:value-type="string">
            <text:p text:style-name="P21"><text:a xlink:type="simple" xlink:href="https://infuranet.infura.io/cxO5OUYz90y4JhCuVTXH" text:style-name="Internet_20_link" text:visited-style-name="Visited_20_Internet_20_Link"><text:span text:style-name="T10">https://infuranet.infura.io/cxO5OUYz90y4JhCuVTXH</text:span></text:a></text:p>
          </table:table-cell>
        </table:table-row>
        <table:table-row>
          <table:table-cell table:style-name="Table1.A1" office:value-type="string">
            <text:p text:style-name="P21">Kovan</text:p>
          </table:table-cell>
          <table:table-cell table:style-name="Table1.A1" office:value-type="string">
            <text:p text:style-name="P21">test network</text:p>
          </table:table-cell>
          <table:table-cell table:style-name="Table1.A1" office:value-type="string">
            <text:p text:style-name="P21"><text:a xlink:type="simple" xlink:href="https://kovan.infura.io/cxO5OUYz90y4JhCuVTXH" text:style-name="Internet_20_link" text:visited-style-name="Visited_20_Internet_20_Link"><text:span text:style-name="T10">https://kovan.infura.io/cxO5OUYz90y4JhCuVTXH</text:span></text:a></text:p>
          </table:table-cell>
        </table:table-row>
        <table:table-row>
          <table:table-cell table:style-name="Table1.A1" office:value-type="string">
            <text:p text:style-name="P21">Rinkeby</text:p>
          </table:table-cell>
          <table:table-cell table:style-name="Table1.A1" office:value-type="string">
            <text:p text:style-name="P21">test network</text:p>
          </table:table-cell>
          <table:table-cell table:style-name="Table1.A1" office:value-type="string">
            <text:p text:style-name="P21"><text:a xlink:type="simple" xlink:href="https://rinkeby.infura.io/cxO5OUYz90y4JhCuVTXH" text:style-name="Internet_20_link" text:visited-style-name="Visited_20_Internet_20_Link"><text:span text:style-name="T10">https://rinkeby.infura.io/cxO5OUYz90y4JhCuVTXH</text:span></text:a></text:p>
          </table:table-cell>
        </table:table-row>
        <table:table-row>
          <table:table-cell table:style-name="Table1.A1" office:value-type="string">
            <text:p text:style-name="P21">IPFS</text:p>
          </table:table-cell>
          <table:table-cell table:style-name="Table1.A1" office:value-type="string">
            <text:p text:style-name="P21">gateway</text:p>
          </table:table-cell>
          <table:table-cell table:style-name="Table1.A1" office:value-type="string">
            <text:p text:style-name="P21"><text:a xlink:type="simple" xlink:href="https://ipfs.infura.io/" text:style-name="Internet_20_link" text:visited-style-name="Visited_20_Internet_20_Link"><text:span text:style-name="T10">https://ipfs.infura.io</text:span></text:a></text:p>
          </table:table-cell>
        </table:table-row>
      </table:table>
      <text:p text:style-name="P16"><text:span text:style-name="Source_20_Text"/></text:p>
      <text:p text:style-name="P18"><text:span text:style-name="Source_20_Text"/></text:p>
      <text:p text:style-name="P17"><text:span text:style-name="Source_20_Text"><text:span text:style-name="T11">0x30370Dd9F0f83e2da45a647CC90F501124C189F6</text:span>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Menlo" svg:font-family="Menlo, Monaco, Consolas, 'Courier New', monospace"/>
    <style:font-face style:name="Montserrat Regular" svg:font-family="'Montserrat Regular', Aria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00:59:39.469131218</meta:creation-date>
    <dc:date>2018-02-25T20:52:07.573064807</dc:date>
    <meta:editing-duration>PT6H23M9S</meta:editing-duration>
    <meta:editing-cycles>13</meta:editing-cycles>
    <meta:generator>LibreOffice/5.1.6.2$Linux_X86_64 LibreOffice_project/10m0$Build-2</meta:generator>
    <meta:document-statistic meta:table-count="1" meta:image-count="0" meta:object-count="0" meta:page-count="2" meta:paragraph-count="62" meta:word-count="184" meta:character-count="1772" meta:non-whitespace-character-count="1647"/>
  </office:meta>
</office:document-meta>
</file>